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60.77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1mm" svg:y="6.91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0.81mm" svg:y="98.83mm">
            <draw:object draw:notify-on-update-of-ranges="Feuille1.B20:Feuille1.F20 Feuille1.A21:Feuille1.A21 Feuille1.B21:Feuille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2.85mm" svg:y="98.03mm">
            <draw:object draw:notify-on-update-of-ranges="Feuille1.B26:Feuille1.E26 Feuille1.A27:Feuille1.A27 Feuille1.B27:Feuille1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1.39mm" svg:y="189.12mm">
            <draw:object draw:notify-on-update-of-ranges="Feuille1.B33:Feuille1.F33 Feuille1.A34:Feuille1.A34 Feuille1.B34:Feuille1.F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3.01mm" svg:y="188.33mm">
            <draw:object draw:notify-on-update-of-ranges="Feuille1.B39:Feuille1.E39 Feuille1.A40:Feuille1.A40 Feuille1.B40:Feuille1.E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rice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55058308.4" calcext:value-type="float">
            <text:p>655058308,4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352213094.4" calcext:value-type="float">
            <text:p>352213094,4</text:p>
          </table:table-cell>
          <table:table-cell table:style-name="ce1" office:value-type="float" office:value="201747465" calcext:value-type="float">
            <text:p>201747465</text:p>
          </table:table-cell>
          <table:table-cell table:style-name="ce2" office:value-type="float" office:value="124595296.5" calcext:value-type="float">
            <text:p>124595296,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700005867.7" calcext:value-type="float">
            <text:p>700005867,7</text:p>
          </table:table-cell>
          <table:table-cell table:style-name="ce2" office:value-type="float" office:value="736360163.5" calcext:value-type="float">
            <text:p>736360163,5</text:p>
          </table:table-cell>
          <table:table-cell table:style-name="ce2" office:value-type="float" office:value="766518690.5" calcext:value-type="float">
            <text:p>766518690,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85235055.4" calcext:value-type="float">
            <text:p>285235055,4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129158747.7" calcext:value-type="float">
            <text:p>129158747,7</text:p>
          </table:table-cell>
          <table:table-cell table:style-name="ce1" office:value-type="float" office:value="65162311.5" calcext:value-type="float">
            <text:p>65162311,5</text:p>
          </table:table-cell>
          <table:table-cell table:style-name="ce2" office:value-type="float" office:value="32824434.8" calcext:value-type="float">
            <text:p>32824434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259985866.6" calcext:value-type="float">
            <text:p>259985866,6</text:p>
          </table:table-cell>
          <table:table-cell table:style-name="ce2" office:value-type="float" office:value="261111140.3" calcext:value-type="float">
            <text:p>261111140,3</text:p>
          </table:table-cell>
          <table:table-cell table:style-name="ce2" office:value-type="float" office:value="260976126.3" calcext:value-type="float">
            <text:p>260976126,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40870684.3" calcext:value-type="float">
            <text:p>640870684,3</text:p>
          </table:table-cell>
          <table:table-cell table:style-name="ce2" office:value-type="float" office:value="622340529.2" calcext:value-type="float">
            <text:p>622340529,2</text:p>
          </table:table-cell>
          <table:table-cell table:style-name="ce2" office:value-type="float" office:value="347700285.3" calcext:value-type="float">
            <text:p>347700285,3</text:p>
          </table:table-cell>
          <table:table-cell table:style-name="ce2" office:value-type="float" office:value="175592209.4" calcext:value-type="float">
            <text:p>175592209,4</text:p>
          </table:table-cell>
          <table:table-cell table:style-name="ce2" office:value-type="float" office:value="88787369.8" calcext:value-type="float">
            <text:p>88787369,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1" office:value-type="float" office:value="622340529.2" calcext:value-type="float">
            <text:p>622340529,2</text:p>
          </table:table-cell>
          <table:table-cell table:style-name="ce2" office:value-type="float" office:value="684203538.1" calcext:value-type="float">
            <text:p>684203538,1</text:p>
          </table:table-cell>
          <table:table-cell table:style-name="ce2" office:value-type="float" office:value="704566602.1" calcext:value-type="float">
            <text:p>704566602,1</text:p>
          </table:table-cell>
          <table:table-cell table:style-name="ce2" office:value-type="float" office:value="723410431.1" calcext:value-type="float">
            <text:p>723410431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32:50.962597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8-12-18T10:33:10.637062531</dc:date>
    <meta:editing-duration>PT46M3S</meta:editing-duration>
    <meta:editing-cycles>8</meta:editing-cycles>
    <meta:generator>LibreOffice/6.0.6.2$Linux_X86_64 LibreOffice_project/00m0$Build-2</meta:generator>
    <meta:document-statistic meta:table-count="1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Addition de deux vecteurs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655058308.4">
                <text:p>655058308.4</text:p>
                <draw:g>
                  <svg:desc>Feuille1.B8:Feuille1.F8</svg:desc>
                </draw:g>
              </table:table-cell>
              <table:table-cell office:value-type="float" office:value="636827934.6">
                <text:p>636827934.6</text:p>
              </table:table-cell>
              <table:table-cell office:value-type="float" office:value="352213094.4">
                <text:p>352213094.4</text:p>
              </table:table-cell>
              <table:table-cell office:value-type="float" office:value="201747465">
                <text:p>201747465</text:p>
              </table:table-cell>
              <table:table-cell office:value-type="float" office:value="124595296.5">
                <text:p>12459529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0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Addition de deux vecteurs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636827934.6">
                <text:p>636827934.6</text:p>
                <draw:g>
                  <svg:desc>Feuille1.B14:Feuille1.E14</svg:desc>
                </draw:g>
              </table:table-cell>
              <table:table-cell office:value-type="float" office:value="700005867.7">
                <text:p>700005867.7</text:p>
              </table:table-cell>
              <table:table-cell office:value-type="float" office:value="736360163.5">
                <text:p>736360163.5</text:p>
              </table:table-cell>
              <table:table-cell office:value-type="float" office:value="766518690.5">
                <text:p>76651869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4cm" svg:y="0.316cm" chart:style-name="ch2">
          <text:p>Somme des termes d'un vecteur : Passage à l'échelle fort </text:p>
        </chart:title>
        <chart:plot-area chart:style-name="ch3" table:cell-range-address="Feuille1.B20:Feuille1.F21 Feuille1.A21:Feuille1.A21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285235055.4">
                <text:p>285235055.4</text:p>
                <draw:g>
                  <svg:desc>Feuille1.B21:Feuille1.F21</svg:desc>
                </draw:g>
              </table:table-cell>
              <table:table-cell office:value-type="float" office:value="256286726.4">
                <text:p>256286726.4</text:p>
              </table:table-cell>
              <table:table-cell office:value-type="float" office:value="129158747.7">
                <text:p>129158747.7</text:p>
              </table:table-cell>
              <table:table-cell office:value-type="float" office:value="65162311.5">
                <text:p>65162311.5</text:p>
              </table:table-cell>
              <table:table-cell office:value-type="float" office:value="32824434.8">
                <text:p>32824434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550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6cm" chart:style-name="ch2">
          <text:p>Somme des termes d’un vecteur : Passage à l'échelle faible</text:p>
        </chart:title>
        <chart:plot-area chart:style-name="ch3" table:cell-range-address="Feuille1.B26:Feuille1.E27 Feuille1.A27:Feuille1.A27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256286726.4">
                <text:p>256286726.4</text:p>
                <draw:g>
                  <svg:desc>Feuille1.B27:Feuille1.E27</svg:desc>
                </draw:g>
              </table:table-cell>
              <table:table-cell office:value-type="float" office:value="259985866.6">
                <text:p>259985866.6</text:p>
              </table:table-cell>
              <table:table-cell office:value-type="float" office:value="261111140.3">
                <text:p>261111140.3</text:p>
              </table:table-cell>
              <table:table-cell office:value-type="float" office:value="260976126.3">
                <text:p>260976126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6cm" chart:style-name="ch2">
          <text:p>Produit d’un vecteur par un scalaire : Passage à l'échelle fort </text:p>
        </chart:title>
        <chart:plot-area chart:style-name="ch3" table:cell-range-address="Feuille1.B33:Feuille1.F34 Feuille1.A34:Feuille1.A3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34:Feuille1.F34" chart:label-cell-address="Feuille1.A34:Feuille1.A34" chart:class="chart:scatter">
            <chart:domain table:cell-range-address="Feuille1.B33:Feuille1.F3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33:Feuille1.F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34:Feuille1.A34</svg:desc>
                </draw:g>
              </table:table-cell>
              <table:table-cell office:value-type="float" office:value="640870684.3">
                <text:p>640870684.3</text:p>
                <draw:g>
                  <svg:desc>Feuille1.B34:Feuille1.F34</svg:desc>
                </draw:g>
              </table:table-cell>
              <table:table-cell office:value-type="float" office:value="622340529.2">
                <text:p>622340529.2</text:p>
              </table:table-cell>
              <table:table-cell office:value-type="float" office:value="347700285.3">
                <text:p>347700285.3</text:p>
              </table:table-cell>
              <table:table-cell office:value-type="float" office:value="175592209.4">
                <text:p>175592209.4</text:p>
              </table:table-cell>
              <table:table-cell office:value-type="float" office:value="88787369.8">
                <text:p>88787369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0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Produit d’un vecteur par un scalaire : Passage à l'échelle faible</text:p>
        </chart:title>
        <chart:plot-area chart:style-name="ch3" table:cell-range-address="Feuille1.B39:Feuille1.E40 Feuille1.A40:Feuille1.A40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40:Feuille1.E40" chart:label-cell-address="Feuille1.A40:Feuille1.A40" chart:class="chart:scatter">
            <chart:domain table:cell-range-address="Feuille1.B39:Feuille1.E3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39:Feuille1.E3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40:Feuille1.A40</svg:desc>
                </draw:g>
              </table:table-cell>
              <table:table-cell office:value-type="float" office:value="622340529.2">
                <text:p>622340529.2</text:p>
                <draw:g>
                  <svg:desc>Feuille1.B40:Feuille1.E40</svg:desc>
                </draw:g>
              </table:table-cell>
              <table:table-cell office:value-type="float" office:value="684203538.1">
                <text:p>684203538.1</text:p>
              </table:table-cell>
              <table:table-cell office:value-type="float" office:value="704566602.1">
                <text:p>704566602.1</text:p>
              </table:table-cell>
              <table:table-cell office:value-type="float" office:value="723410431.1">
                <text:p>723410431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